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loadId</text:p>
          </table:table-cell>
          <table:table-cell office:value-type="string" calcext:value-type="string">
            <text:p>Req</text:p>
          </table:table-cell>
          <table:table-cell table:style-name="ce1" office:value-type="string" calcext:value-type="string">
            <text:p>Gain</text:p>
          </table:table-cell>
          <table:table-cell table:style-name="ce2" office:value-type="string" calcext:value-type="string">
            <text:p>R1(kΩ)</text:p>
          </table:table-cell>
          <table:table-cell table:style-name="ce2" office:value-type="string" calcext:value-type="string">
            <text:p>R1 valores (MΩ)</text:p>
          </table:table-cell>
          <table:table-cell table:style-name="ce2" office:value-type="string" calcext:value-type="string">
            <text:p>R2(kΩ)</text:p>
          </table:table-cell>
          <table:table-cell table:style-name="ce2" office:value-type="string" calcext:value-type="string">
            <text:p>R2 valores (MΩ)</text:p>
          </table:table-cell>
          <table:table-cell table:style-name="ce2" office:value-type="string" calcext:value-type="string">
            <text:p>Rd(kΩ)</text:p>
          </table:table-cell>
          <table:table-cell table:style-name="ce2" office:value-type="string" calcext:value-type="string">
            <text:p>RLoad (kΩ)</text:p>
          </table:table-cell>
          <table:table-cell table:style-name="ce2" office:value-type="string" calcext:value-type="string">
            <text:p>Tolerancia (%)</text:p>
          </table:table-cell>
          <table:table-cell table:style-name="ce2" office:value-type="string" calcext:value-type="string">
            <text:p>Error ± (kΩ)</text:p>
          </table:table-cell>
          <table:table-cell/>
        </table:table-row>
        <table:table-row table:style-name="ro1">
          <table:table-cell office:value-type="string" calcext:value-type="string">
            <text:p>RL00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,5</text:p>
          </table:table-cell>
          <table:table-cell/>
        </table:table-row>
        <table:table-row table:style-name="ro1">
          <table:table-cell office:value-type="string" calcext:value-type="string">
            <text:p>RL004</text:p>
          </table:table-cell>
          <table:table-cell office:value-type="float" office:value="440.428380187416" calcext:value-type="float">
            <text:p>440,4283801874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+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470" calcext:value-type="float">
            <text:p>470</text:p>
          </table:table-cell>
          <table:table-cell office:value-type="float" office:value="3.67492904446547" calcext:value-type="float">
            <text:p>3,67492904446547</text:p>
          </table:table-cell>
          <table:table-cell office:value-type="float" office:value="16.1854304635762" calcext:value-type="float">
            <text:p>16,1854304635762</text:p>
          </table:table-cell>
          <table:table-cell/>
        </table:table-row>
        <table:table-row table:style-name="ro1">
          <table:table-cell office:value-type="string" calcext:value-type="string">
            <text:p>RL005</text:p>
          </table:table-cell>
          <table:table-cell office:value-type="float" office:value="534.591194968554" calcext:value-type="float">
            <text:p>534,591194968554</text:p>
          </table:table-cell>
          <table:table-cell office:value-type="float" office:value="0.6" calcext:value-type="float">
            <text:p>0,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office:value-type="float" office:value="2500" calcext:value-type="float">
            <text:p>2500</text:p>
          </table:table-cell>
          <table:table-cell office:value-type="float" office:value="680" calcext:value-type="float">
            <text:p>680</text:p>
          </table:table-cell>
          <table:table-cell office:value-type="float" office:value="2.0352" calcext:value-type="float">
            <text:p>2,0352</text:p>
          </table:table-cell>
          <table:table-cell office:value-type="float" office:value="10.88" calcext:value-type="float">
            <text:p>10,88</text:p>
          </table:table-cell>
          <table:table-cell/>
        </table:table-row>
        <table:table-row table:style-name="ro1">
          <table:table-cell office:value-type="string" calcext:value-type="string">
            <text:p>RL006</text:p>
          </table:table-cell>
          <table:table-cell office:value-type="float" office:value="631.732776617954" calcext:value-type="float">
            <text:p>631,732776617954</text:p>
          </table:table-cell>
          <table:table-cell office:value-type="float" office:value="0.561797752808989" calcext:value-type="float">
            <text:p>0,561797752808989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8900" calcext:value-type="float">
            <text:p>8900</text:p>
          </table:table-cell>
          <table:table-cell office:value-type="float" office:value="680" calcext:value-type="float">
            <text:p>680</text:p>
          </table:table-cell>
          <table:table-cell office:value-type="float" office:value="4.73769583794904" calcext:value-type="float">
            <text:p>4,73769583794904</text:p>
          </table:table-cell>
          <table:table-cell office:value-type="float" office:value="29.9295774647887" calcext:value-type="float">
            <text:p>29,9295774647887</text:p>
          </table:table-cell>
          <table:table-cell/>
        </table:table-row>
        <table:table-row table:style-name="ro1">
          <table:table-cell office:value-type="string" calcext:value-type="string">
            <text:p>RL009</text:p>
          </table:table-cell>
          <table:table-cell office:value-type="float" office:value="898.989898989899" calcext:value-type="float">
            <text:p>898,989898989899</text:p>
          </table:table-cell>
          <table:table-cell office:value-type="float" office:value="0.438202247191011" calcext:value-type="float">
            <text:p>0,43820224719101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8900" calcext:value-type="float">
            <text:p>8900</text:p>
          </table:table-cell>
          <table:table-cell office:value-type="float" office:value="1000" calcext:value-type="float">
            <text:p>1000</text:p>
          </table:table-cell>
          <table:table-cell office:value-type="float" office:value="0.11" calcext:value-type="float">
            <text:p>0,11</text:p>
          </table:table-cell>
          <table:table-cell office:value-type="float" office:value="0.988888888888889" calcext:value-type="float">
            <text:p>0,988888888888889</text:p>
          </table:table-cell>
          <table:table-cell/>
        </table:table-row>
        <table:table-row table:style-name="ro1">
          <table:table-cell office:value-type="string" calcext:value-type="string">
            <text:p>RL012</text:p>
          </table:table-cell>
          <table:table-cell office:value-type="float" office:value="1195.94594594595" calcext:value-type="float">
            <text:p>1195,94594594595</text:p>
          </table:table-cell>
          <table:table-cell office:value-type="float" office:value="0.338983050847458" calcext:value-type="float">
            <text:p>0,338983050847458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+1</text:p>
          </table:table-cell>
          <table:table-cell office:value-type="float" office:value="5900" calcext:value-type="float">
            <text:p>5900</text:p>
          </table:table-cell>
          <table:table-cell office:value-type="float" office:value="1500" calcext:value-type="float">
            <text:p>1500</text:p>
          </table:table-cell>
          <table:table-cell office:value-type="float" office:value="0.912172573189522" calcext:value-type="float">
            <text:p>0,912172573189522</text:p>
          </table:table-cell>
          <table:table-cell office:value-type="float" office:value="10.9090909090909" calcext:value-type="float">
            <text:p>10,9090909090909</text:p>
          </table:table-cell>
          <table:table-cell/>
        </table:table-row>
        <table:table-row table:style-name="ro1">
          <table:table-cell office:value-type="string" calcext:value-type="string">
            <text:p>RL013</text:p>
          </table:table-cell>
          <table:table-cell office:value-type="float" office:value="1353.8961038961" calcext:value-type="float">
            <text:p>1353,8961038961</text:p>
          </table:table-cell>
          <table:table-cell office:value-type="float" office:value="0.280575539568345" calcext:value-type="float">
            <text:p>0,280575539568345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13900" calcext:value-type="float">
            <text:p>139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3.538961038961" calcext:value-type="float">
            <text:p>13,538961038961</text:p>
          </table:table-cell>
          <table:table-cell/>
        </table:table-row>
        <table:table-row table:style-name="ro1">
          <table:table-cell office:value-type="string" calcext:value-type="string">
            <text:p>RL018</text:p>
          </table:table-cell>
          <table:table-cell office:value-type="float" office:value="1860.75949367089" calcext:value-type="float">
            <text:p>1860,75949367089</text:p>
          </table:table-cell>
          <table:table-cell office:value-type="float" office:value="0.204081632653061" calcext:value-type="float">
            <text:p>0,204081632653061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900" calcext:value-type="float">
            <text:p>4900</text:p>
          </table:table-cell>
          <table:table-cell office:value-type="float" office:value="3000" calcext:value-type="float">
            <text:p>3000</text:p>
          </table:table-cell>
          <table:table-cell office:value-type="float" office:value="0.149976269577598" calcext:value-type="float">
            <text:p>0,149976269577598</text:p>
          </table:table-cell>
          <table:table-cell office:value-type="float" office:value="2.7906976744186" calcext:value-type="float">
            <text:p>2,7906976744186</text:p>
          </table:table-cell>
          <table:table-cell/>
        </table:table-row>
        <table:table-row table:style-name="ro1">
          <table:table-cell office:value-type="string" calcext:value-type="string">
            <text:p>RL023</text:p>
          </table:table-cell>
          <table:table-cell office:value-type="float" office:value="2363.63636363636" calcext:value-type="float">
            <text:p>2363,63636363636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900" calcext:value-type="float">
            <text:p>3900</text:p>
          </table:table-cell>
          <table:table-cell office:value-type="float" office:value="0.935" calcext:value-type="float">
            <text:p>0,935</text:p>
          </table:table-cell>
          <table:table-cell office:value-type="float" office:value="22.1" calcext:value-type="float">
            <text:p>22,1</text:p>
          </table:table-cell>
          <table:table-cell/>
        </table:table-row>
        <table:table-row table:style-name="ro1">
          <table:table-cell office:value-type="string" calcext:value-type="string">
            <text:p>RL034</text:p>
          </table:table-cell>
          <table:table-cell office:value-type="float" office:value="3470" calcext:value-type="float">
            <text:p>3470</text:p>
          </table:table-cell>
          <table:table-cell office:value-type="float" office:value="0.135446685878963" calcext:value-type="float">
            <text:p>0,13544668587896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,5+1,5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,47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1.54178674351585" calcext:value-type="float">
            <text:p>1,54178674351585</text:p>
          </table:table-cell>
          <table:table-cell office:value-type="float" office:value="53.5" calcext:value-type="float">
            <text:p>53,5</text:p>
          </table:table-cell>
          <table:table-cell/>
        </table:table-row>
        <table:table-row table:style-name="ro1">
          <table:table-cell office:value-type="string" calcext:value-type="string">
            <text:p>RL055</text:p>
          </table:table-cell>
          <table:table-cell office:value-type="float" office:value="5580" calcext:value-type="float">
            <text:p>5580</text:p>
          </table:table-cell>
          <table:table-cell office:value-type="float" office:value="0.121863799283154" calcext:value-type="float">
            <text:p>0,121863799283154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3,9+1</text:p>
          </table:table-cell>
          <table:table-cell office:value-type="float" office:value="680" calcext:value-type="float">
            <text:p>680</text:p>
          </table:table-cell>
          <table:table-cell office:value-type="float" office:value="0.68" calcext:value-type="float">
            <text:p>0,68</text:p>
          </table:table-cell>
          <table:table-cell office:value-type="float" office:value="5580" calcext:value-type="float">
            <text:p>5580</text:p>
          </table:table-cell>
          <table:table-cell/>
          <table:table-cell office:value-type="float" office:value="1.32616487455197" calcext:value-type="float">
            <text:p>1,3261648745519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RL079</text:p>
          </table:table-cell>
          <table:table-cell office:value-type="float" office:value="7900" calcext:value-type="float">
            <text:p>7900</text:p>
          </table:table-cell>
          <table:table-cell office:value-type="float" office:value="0.113924050632911" calcext:value-type="float">
            <text:p>0,11392405063291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5+1+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,680+0,220</text:p>
          </table:table-cell>
          <table:table-cell office:value-type="float" office:value="7900" calcext:value-type="float">
            <text:p>7900</text:p>
          </table:table-cell>
          <table:table-cell/>
          <table:table-cell office:value-type="float" office:value="1.18227848101266" calcext:value-type="float">
            <text:p>1,18227848101266</text:p>
          </table:table-cell>
          <table:table-cell office:value-type="float" office:value="93.4" calcext:value-type="float">
            <text:p>93,4</text:p>
          </table:table-cell>
          <table:table-cell/>
        </table:table-row>
        <table:table-row table:style-name="ro1">
          <table:table-cell office:value-type="string" calcext:value-type="string">
            <text:p>RL125</text:p>
          </table:table-cell>
          <table:table-cell office:value-type="float" office:value="12500" calcext:value-type="float">
            <text:p>12500</text:p>
          </table:table-cell>
          <table:table-cell office:value-type="float" office:value="0.08" calcext:value-type="float">
            <text:p>0,08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10+1,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0.928" calcext:value-type="float">
            <text:p>0,928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RL160</text:p>
          </table:table-cell>
          <table:table-cell office:value-type="float" office:value="16000" calcext:value-type="float">
            <text:p>16000</text:p>
          </table:table-cell>
          <table:table-cell office:value-type="float" office:value="0.0625" calcext:value-type="float">
            <text:p>0,0625</text:p>
          </table:table-cell>
          <table:table-cell office:value-type="float" office:value="15000" calcext:value-type="float">
            <text:p>15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4.69375" calcext:value-type="float">
            <text:p>4,69375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RL210</text:p>
          </table:table-cell>
          <table:table-cell office:value-type="float" office:value="21000" calcext:value-type="float">
            <text:p>21000</text:p>
          </table:table-cell>
          <table:table-cell office:value-type="float" office:value="0.0476190476190476" calcext:value-type="float">
            <text:p>0,047619047619047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0+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float" office:value="0.957142857142857" calcext:value-type="float">
            <text:p>0,957142857142857</text:p>
          </table:table-cell>
          <table:table-cell office:value-type="float" office:value="201" calcext:value-type="float">
            <text:p>2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17:47.196973740</meta:creation-date>
    <meta:generator>LibreOffice/7.3.7.2$Linux_X86_64 LibreOffice_project/30$Build-2</meta:generator>
    <dc:date>2024-03-07T19:27:42.951803741</dc:date>
    <meta:editing-duration>PT9M56S</meta:editing-duration>
    <meta:editing-cycles>1</meta:editing-cycles>
    <meta:document-statistic meta:table-count="1" meta:cell-count="166" meta:object-count="0"/>
  </office:meta>
</office:document-meta>
</file>